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045d" officeooo:paragraph-rsid="001b045d"/>
    </style:style>
    <style:style style:name="P2" style:family="paragraph" style:parent-style-name="Standard">
      <style:text-properties officeooo:rsid="001b045d" officeooo:paragraph-rsid="001b045d"/>
    </style:style>
    <style:style style:name="P3" style:family="paragraph" style:parent-style-name="Standard" style:list-style-name="L1">
      <style:text-properties officeooo:rsid="001f0316" officeooo:paragraph-rsid="001f0316"/>
    </style:style>
    <style:style style:name="P4" style:family="paragraph" style:parent-style-name="Standard" style:list-style-name="L2">
      <style:text-properties officeooo:rsid="001f0316" officeooo:paragraph-rsid="001f0316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f0316"/>
    </style:style>
    <style:style style:name="T3" style:family="text">
      <style:text-properties officeooo:rsid="001f031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c – gestion d’erreurs <text:span text:style-name="T3">(main.c)</text:span></text:p>
      <text:list xml:id="list4286561843" text:style-name="L1">
        <text:list-item>
          <text:p text:style-name="P3">int<text:tab/>main(int argc, char **argv)</text:p>
        </text:list-item>
      </text:list>
      <text:p text:style-name="P1">creation/<text:span text:style-name="T1">affichage</text:span> <text:span text:style-name="T1">matrice </text:span><text:span text:style-name="T2">(grid.c)</text:span></text:p>
      <text:list xml:id="list3080239072" text:style-name="L2">
        <text:list-item>
          <text:p text:style-name="P4">const int SIZE</text:p>
        </text:list-item>
        <text:list-item>
          <text:p text:style-name="P4">const int **grid</text:p>
        </text:list-item>
        <text:list-item>
          <text:p text:style-name="P4">int<text:tab/>get_size()</text:p>
        </text:list-item>
        <text:list-item>
          <text:p text:style-name="P4">void<text:tab/>set_val(int i, int j)</text:p>
        </text:list-item>
        <text:list-item>
          <text:p text:style-name="P4">void<text:tab/>draw_grid()</text:p>
        </text:list-item>
      </text:list>
      <text:p text:style-name="P1"><text:span text:style-name="T1">recurssivité</text:span> – check de la solution / pas de solu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1:38:46.144346339</meta:creation-date>
    <dc:date>2025-07-19T12:06:13.397905109</dc:date>
    <meta:editing-duration>PT10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2" meta:character-count="244" meta:non-whitespace-character-count="215"/>
  </office:meta>
</office:document-meta>
</file>